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2688in" fo:margin-left="-0.0167in" fo:margin-right="-0.0021in" table:align="margins"/>
    </style:style>
    <style:style style:name="Table2.A" style:family="table-column">
      <style:table-column-properties style:column-width="4.0833in" style:rel-column-width="36815*"/>
    </style:style>
    <style:style style:name="Table2.B" style:family="table-column">
      <style:table-column-properties style:column-width="3.1854in" style:rel-column-width="2872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Username" style:family="table">
      <style:table-properties style:width="7.0743in" table:align="left"/>
    </style:style>
    <style:style style:name="Username.A" style:family="table-column">
      <style:table-column-properties style:column-width="2.1486in"/>
    </style:style>
    <style:style style:name="Username.B" style:family="table-column">
      <style:table-column-properties style:column-width="4.9257in"/>
    </style:style>
    <style:style style:name="Username.A1" style:family="table-cell">
      <style:table-cell-properties fo:padding="0.0382in" fo:border="0.0007in solid #000000"/>
    </style:style>
    <style:style style:name="Username.B1" style:family="table-cell">
      <style:table-cell-properties fo:padding="0.0382in" fo:border="none"/>
    </style:style>
    <style:style style:name="Table5" style:family="table">
      <style:table-properties style:width="7.2688in" fo:margin-left="-0.0167in" fo:margin-right="-0.0021in" table:align="margins"/>
    </style:style>
    <style:style style:name="Table5.A" style:family="table-column">
      <style:table-column-properties style:column-width="7.2688in" style:rel-column-width="65535*"/>
    </style:style>
    <style:style style:name="Table5.1" style:family="table-row">
      <style:table-row-properties style:min-row-height="0.5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3" style:family="table">
      <style:table-properties style:width="7.2688in" fo:margin-left="-0.0167in" fo:margin-right="-0.0021in" table:align="margins"/>
    </style:style>
    <style:style style:name="Table3.A" style:family="table-column">
      <style:table-column-properties style:column-width="4.3854in" style:rel-column-width="39538*"/>
    </style:style>
    <style:style style:name="Table3.B" style:family="table-column">
      <style:table-column-properties style:column-width="2.8833in" style:rel-column-width="2599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1" style:family="table">
      <style:table-properties style:width="7.2688in" fo:margin-left="-0.0167in" fo:margin-right="-0.0021in" table:align="margins"/>
    </style:style>
    <style:style style:name="Table1.A" style:family="table-column">
      <style:table-column-properties style:column-width="3.6417in" style:rel-column-width="32836*"/>
    </style:style>
    <style:style style:name="Table1.B" style:family="table-column">
      <style:table-column-properties style:column-width="3.6271in" style:rel-column-width="3269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color="#999999" style:font-name="Arial"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Arial" fo:font-size="9pt" fo:font-weight="bold" style:font-name-asian="MS Mincho" style:font-size-asian="9pt" style:font-weight-asian="bold" style:font-name-complex="Tahoma" style:font-size-complex="9pt" style:font-weight-complex="bold"/>
    </style:style>
    <style:style style:name="P3" style:family="paragraph" style:parent-style-name="Table_20_Contents">
      <style:paragraph-properties fo:text-align="start" style:justify-single-word="false">
        <style:tab-stops>
          <style:tab-stop style:position="0.2602in"/>
        </style:tab-stops>
      </style:paragraph-properties>
      <style:text-properties style:font-name="Arial" fo:font-size="9pt" fo:font-weight="bold" style:font-name-asian="MS Mincho" style:font-size-asian="9pt" style:font-weight-asian="bold" style:font-name-complex="Tahoma" style:font-size-complex="9pt" style:font-weight-complex="bold"/>
    </style:style>
    <style:style style:name="P4" style:family="paragraph" style:parent-style-name="Table_20_Contents">
      <style:paragraph-properties fo:text-align="start" style:justify-single-word="false"/>
      <style:text-properties fo:color="#999999" style:font-name="Arial" fo:font-size="9pt" fo:font-weight="bold" style:font-name-asian="MS Mincho" style:font-size-asian="9pt" style:font-weight-asian="bold" style:font-name-complex="Tahoma" style:font-size-complex="9pt" style:font-weight-complex="bold"/>
    </style:style>
    <style:style style:name="P5" style:family="paragraph" style:parent-style-name="Table_20_Contents">
      <style:paragraph-properties fo:text-align="start" style:justify-single-word="false">
        <style:tab-stops>
          <style:tab-stop style:position="0.2602in"/>
        </style:tab-stops>
      </style:paragraph-properties>
      <style:text-properties fo:color="#999999" style:font-name="Arial" fo:font-size="9pt" fo:font-weight="bold" style:font-name-asian="MS Mincho" style:font-size-asian="9pt" style:font-weight-asian="bold" style:font-name-complex="Tahoma" style:font-size-complex="9pt" style:font-weight-complex="bold"/>
    </style:style>
    <style:style style:name="P6" style:family="paragraph" style:parent-style-name="Table_20_Contents">
      <style:text-properties fo:color="#999999" style:font-name="Arial" fo:font-size="10pt" fo:font-weight="bold" style:font-size-asian="10pt" style:font-weight-asian="bold" style:font-size-complex="10pt" style:font-weight-complex="bold"/>
    </style:style>
    <style:style style:name="P7" style:family="paragraph" style:parent-style-name="Table_20_Contents">
      <style:text-properties fo:color="#999999" style:font-name="Arial" fo:font-size="2pt" fo:font-weight="bold" style:font-size-asian="2pt" style:font-weight-asian="bold" style:font-size-complex="2pt" style:font-weight-complex="bold"/>
    </style:style>
    <style:style style:name="P8" style:family="paragraph" style:parent-style-name="Text_20_body">
      <style:text-properties style:font-name="Arial"/>
    </style:style>
    <style:style style:name="P9" style:family="paragraph" style:parent-style-name="Text_20_body">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100%"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paragraph-properties fo:line-height="10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line-height="100%"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line-height="100%"/>
      <style:text-properties style:font-name="Arial" fo:font-size="12pt" fo:font-weight="bold" style:font-size-asian="12pt" style:font-weight-asian="bold" style:font-size-complex="12pt" style:font-weight-complex="bold"/>
    </style:style>
    <style:style style:name="P15" style:family="paragraph" style:parent-style-name="Text_20_body">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Text_20_body">
      <style:paragraph-properties fo:line-height="100%"/>
      <style:text-properties style:font-name="Arial" fo:font-size="11pt" style:font-size-asian="11pt" style:font-size-complex="11pt"/>
    </style:style>
    <style:style style:name="P17" style:family="paragraph" style:parent-style-name="Text_20_body">
      <style:paragraph-properties fo:line-height="100%"/>
      <style:text-properties style:font-name="Arial" fo:font-size="11pt" fo:font-style="italic" style:font-size-asian="11pt" style:font-style-asian="italic" style:font-size-complex="11pt" style:font-style-complex="italic"/>
    </style:style>
    <style:style style:name="P18" style:family="paragraph" style:parent-style-name="Text_20_body">
      <style:paragraph-properties fo:line-height="100%"/>
      <style:text-properties style:font-name="Arial" fo:font-size="11pt" fo:font-weight="normal" style:font-size-asian="11pt" style:font-weight-asian="normal" style:font-size-complex="11pt" style:font-weight-complex="normal"/>
    </style:style>
    <style:style style:name="P19" style:family="paragraph" style:parent-style-name="Text_20_body">
      <style:text-properties style:font-name="Arial"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line-height="100%"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line-height="100%"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line-height="100%"/>
      <style:text-properties style:font-name="Arial" fo:font-size="2pt" style:font-size-asian="2pt" style:font-size-complex="2pt"/>
    </style:style>
    <style:style style:name="P24" style:family="paragraph" style:parent-style-name="Text_20_body">
      <style:paragraph-properties fo:line-height="100%"/>
      <style:text-properties style:font-name="Arial" fo:font-size="2pt" fo:font-weight="normal" style:font-size-asian="2pt" style:font-weight-asian="normal" style:font-size-complex="2pt" style:font-weight-complex="normal"/>
    </style:style>
    <style:style style:name="P25" style:family="paragraph" style:parent-style-name="Text_20_body">
      <style:paragraph-properties fo:line-height="100%"/>
    </style:style>
    <style:style style:name="P26" style:family="paragraph" style:parent-style-name="Text_20_body">
      <style:paragraph-properties fo:line-height="150%" fo:text-align="start" style:justify-single-word="false"/>
      <style:text-properties fo:color="#999999" style:font-name="Arial" fo:font-size="10pt" fo:font-style="normal" fo:font-weight="bold" style:font-name-asian="MS Mincho" style:font-size-asian="10pt" style:font-style-asian="normal" style:font-weight-asian="bold" style:font-name-complex="Tahoma" style:font-size-complex="10pt" style:font-style-complex="normal" style:font-weight-complex="bold"/>
    </style:style>
    <style:style style:name="P27" style:family="paragraph" style:parent-style-name="Text_20_body">
      <style:paragraph-properties fo:line-height="150%" fo:text-align="start" style:justify-single-word="false">
        <style:tab-stops>
          <style:tab-stop style:position="0.2602in"/>
        </style:tab-stops>
      </style:paragraph-properties>
      <style:text-properties fo:color="#999999" style:font-name="Arial" fo:font-size="10pt" fo:font-style="normal" fo:font-weight="bold" style:font-name-asian="MS Mincho" style:font-size-asian="10pt" style:font-style-asian="normal" style:font-weight-asian="bold" style:font-name-complex="Tahoma" style:font-size-complex="10pt" style:font-style-complex="normal" style:font-weight-complex="bold"/>
    </style:style>
    <style:style style:name="P28" style:family="paragraph" style:parent-style-name="Text_20_body">
      <style:paragraph-properties fo:line-height="150%" fo:text-align="start" style:justify-single-word="false"/>
      <style:text-properties fo:color="#000000" style:font-name="Arial" fo:font-size="2pt" fo:font-style="normal" fo:font-weight="bold" style:font-name-asian="MS Mincho" style:font-size-asian="2pt" style:font-style-asian="normal" style:font-weight-asian="bold" style:font-name-complex="Tahoma" style:font-size-complex="2pt" style:font-style-complex="normal" style:font-weight-complex="bold"/>
    </style:style>
    <style:style style:name="P29" style:family="paragraph" style:parent-style-name="Text_20_body">
      <style:paragraph-properties fo:line-height="150%" fo:text-align="start" style:justify-single-word="false">
        <style:tab-stops>
          <style:tab-stop style:position="0.2602in"/>
        </style:tab-stops>
      </style:paragraph-properties>
      <style:text-properties fo:color="#000000" style:font-name="Arial" fo:font-size="2pt" fo:font-style="normal" fo:font-weight="bold" style:font-name-asian="MS Mincho" style:font-size-asian="2pt" style:font-style-asian="normal" style:font-weight-asian="bold" style:font-name-complex="Tahoma" style:font-size-complex="2pt" style:font-style-complex="normal" style:font-weight-complex="bold"/>
    </style:style>
    <style:style style:name="P30" style:family="paragraph" style:parent-style-name="Text_20_body">
      <style:paragraph-properties fo:line-height="100%" fo:text-align="start" style:justify-single-word="false"/>
      <style:text-properties fo:color="#000000" style:font-name="Arial" fo:font-size="10pt" fo:font-style="italic" fo:font-weight="normal" style:font-name-asian="MS Mincho" style:font-size-asian="10pt" style:font-style-asian="italic" style:font-weight-asian="normal" style:font-name-complex="Tahoma" style:font-size-complex="10pt" style:font-style-complex="italic" style:font-weight-complex="normal"/>
    </style:style>
    <style:style style:name="P31" style:family="paragraph" style:parent-style-name="Text_20_body">
      <style:paragraph-properties fo:line-height="150%" fo:text-align="start" style:justify-single-word="false"/>
      <style:text-properties fo:font-size="5pt" style:font-size-asian="5pt" style:font-size-complex="5pt"/>
    </style:style>
    <style:style style:name="P32" style:family="paragraph" style:parent-style-name="Text_20_body">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33" style:family="paragraph" style:parent-style-name="Subtitle">
      <style:paragraph-properties fo:line-height="150%"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Heading_20_2">
      <style:paragraph-properties fo:line-height="100%"/>
      <style:text-properties style:font-name="Arial" fo:font-size="12pt" style:font-size-asian="12pt" style:font-size-complex="12pt"/>
    </style:style>
    <style:style style:name="P35"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ext_20_body">
      <style:paragraph-properties fo:line-height="150%" fo:text-align="center"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37" style:family="paragraph" style:parent-style-name="Text_20_body" style:list-style-name="L1">
      <style:paragraph-properties fo:line-height="100%"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Text_20_body">
      <style:paragraph-properties fo:line-height="100%"/>
      <style:text-properties style:font-name="Arial" fo:font-size="11pt" fo:font-weight="normal" style:font-size-asian="11pt" style:font-weight-asian="normal" style:font-size-complex="11pt" style:font-weight-complex="normal"/>
    </style:style>
    <style:style style:name="P39" style:family="paragraph" style:parent-style-name="Text_20_body" style:list-style-name="L2">
      <style:paragraph-properties fo:line-height="100%"/>
      <style:text-properties style:font-name="Arial" fo:font-size="11pt" fo:font-weight="normal" style:font-size-asian="11pt" style:font-weight-asian="normal" style:font-size-complex="11pt" style:font-weight-complex="normal"/>
    </style:style>
    <style:style style:name="P40" style:family="paragraph" style:parent-style-name="Text_20_body" style:list-style-name="L2">
      <style:paragraph-properties fo:line-height="100%"/>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Arial" fo:font-size="11pt" style:font-size-asian="11pt" style:font-size-complex="11pt"/>
    </style:style>
    <style:style style:name="T7" style:family="text">
      <style:text-properties style:font-name="Arial" fo:font-size="11pt" fo:font-style="normal" style:font-size-asian="11pt" style:font-style-asian="normal" style:font-size-complex="11pt" style:font-style-complex="normal"/>
    </style:style>
    <style:style style:name="T8" style:family="text">
      <style:text-properties style:font-name="Arial" fo:font-size="11pt" fo:font-weight="normal" style:font-size-asian="11pt" style:font-weight-asian="normal" style:font-size-complex="11pt" style:font-weight-complex="normal"/>
    </style:style>
    <style:style style:name="T9" style:family="text">
      <style:text-properties style:font-name="Arial" fo:font-size="11pt" fo:font-weight="bold" style:font-size-asian="11pt" style:font-weight-asian="bold" style:font-size-complex="11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Kwartzlab Society Inc. - Membership Application Form</text:p>
      <text:p text:style-name="P10"/>
      <text:p text:style-name="P13">Hello applicant! Please read the back of this application for more information about membership benefits, fees and and our general guidelines. If you have any questions or concerns, just ask a Kwartzlab member in person or via e-mail (<text:a xlink:type="simple" xlink:href="mailto:join@kwartzlab.ca">join@kwartzlab.ca</text:a>). Thanks for your interest!</text:p>
      <text:p text:style-name="P20"/>
      <text:p text:style-name="P9">Applicant Contact Information</text:p>
      <table:table table:name="Table2" table:style-name="Table2">
        <table:table-column table:style-name="Table2.A"/>
        <table:table-column table:style-name="Table2.B"/>
        <table:table-row>
          <table:table-cell table:style-name="Table2.A1" office:value-type="string">
            <text:p text:style-name="P4">First &amp; Last Name</text:p>
            <text:p text:style-name="P4"/>
          </table:table-cell>
          <table:table-cell table:style-name="Table2.B1" office:value-type="string">
            <text:p text:style-name="P4">Phone Number</text:p>
            <text:p text:style-name="P4"/>
          </table:table-cell>
        </table:table-row>
        <table:table-row>
          <table:table-cell table:style-name="Table2.A2" office:value-type="string">
            <text:p text:style-name="P5">Home Address</text:p>
            <text:p text:style-name="P3"/>
          </table:table-cell>
          <table:table-cell table:style-name="Table2.B2" office:value-type="string">
            <text:p text:style-name="P4">Email Address</text:p>
          </table:table-cell>
        </table:table-row>
        <table:table-row>
          <table:table-cell table:style-name="Table2.A2" office:value-type="string">
            <text:p text:style-name="P4">City / Province</text:p>
            <text:p text:style-name="P2"/>
          </table:table-cell>
          <table:table-cell table:style-name="Table2.B2" office:value-type="string">
            <text:p text:style-name="P4">Postal Code</text:p>
          </table:table-cell>
        </table:table-row>
      </table:table>
      <text:p text:style-name="P22"/>
      <text:p text:style-name="P11"><text:span text:style-name="T1">Privacy Policy:</text:span><text:span text:style-name="T2"> Any personally-identifiable information required on this document is for the express purpose of our membership register &amp; official communication with you, and will not be made available outside of the governing body (Board of directors &amp; executive committee), unless required by law or mandated by the </text:span><text:span text:style-name="Emphasis"><text:span text:style-name="T2">Personal Information Protection and Electronic Documents Act</text:span></text:span><text:span text:style-name="T3"> of Canada</text:span><text:span text:style-name="T2"> and the </text:span><text:span text:style-name="T3">Ontario Corporations Act</text:span><text:span text:style-name="T2">. This information can be destroyed at your request, but doing so may terminate membership with Kwartzlab. <text:s/>Feel free to contact us at </text:span><text:a xlink:type="simple" xlink:href="mailto:privacy@kwartzlab.ca"><text:span text:style-name="T2">privacy@kwartzlab.ca</text:span></text:a><text:span text:style-name="T2"> with any questions or concerns in regards to our privacy policy.</text:span></text:p>
      <text:p text:style-name="P33">Website Account Information</text:p>
      <text:p text:style-name="P12">As a Kwartzlab member, you will be automatically given an account on our website (<text:a xlink:type="simple" xlink:href="http://www.kwartzlab.ca/">http://www.kwartzlab.ca</text:a>), and subscribed to a low-volume, members-announce mailing list. There is also a higher volume, opt-in members-discussion mailing list available, if you wish to take part in discussions about the hackerspace.</text:p>
      <text:p text:style-name="P13"/>
      <table:table table:name="Username" table:style-name="Username">
        <table:table-column table:style-name="Username.A"/>
        <table:table-column table:style-name="Username.B"/>
        <table:table-row>
          <table:table-cell table:style-name="Username.A1" office:value-type="string">
            <text:p text:style-name="P26">Website Username</text:p>
            <text:p text:style-name="P26"/>
          </table:table-cell>
          <table:table-cell table:style-name="Username.B1" office:value-type="string">
            <text:p text:style-name="P30">This is the username we will use when we create your account. If you already have an account on the website, please enter your current username. If you leave this field blank, we will create a username based on your real name.</text:p>
          </table:table-cell>
        </table:table-row>
      </table:table>
      <text:p text:style-name="P33">General Questions</text:p>
      <table:table table:name="Table5" table:style-name="Table5">
        <table:table-column table:style-name="Table5.A"/>
        <table:table-row table:style-name="Table5.1">
          <table:table-cell table:style-name="Table5.A1" office:value-type="string">
            <text:p text:style-name="P26">How did you hear about Kwartzlab (internet, word of mouth, referral)?</text:p>
            <text:p text:style-name="P28"/>
          </table:table-cell>
        </table:table-row>
        <table:table-row>
          <table:table-cell table:style-name="Table5.A2" office:value-type="string">
            <text:p text:style-name="P27">Were you referred by any existing member(s)?</text:p>
            <text:p text:style-name="P29"/>
          </table:table-cell>
        </table:table-row>
        <table:table-row>
          <table:table-cell table:style-name="Table5.A2" office:value-type="string">
            <text:p text:style-name="P26">What would you like to do at Kwartzlab?</text:p>
            <text:p text:style-name="P28"/>
          </table:table-cell>
        </table:table-row>
      </table:table>
      <text:p text:style-name="P31"/>
      <text:p text:style-name="P32">I, the undersigned:</text:p>
      <text:list xml:id="list36316269" text:style-name="L1">
        <text:list-item>
          <text:p text:style-name="P37">Confirm that all included information on this form is truthful and correct,</text:p>
        </text:list-item>
        <text:list-item>
          <text:p text:style-name="P37">Agree to follow the guidelines set out for Kwartzlab membership,</text:p>
        </text:list-item>
        <text:list-item>
          <text:p text:style-name="P37">and promise to be excellent to the Kwartzlab community.</text:p>
          <text:p text:style-name="P37"/>
        </text:list-item>
      </text:list>
      <table:table table:name="Table3" table:style-name="Table3">
        <table:table-column table:style-name="Table3.A"/>
        <table:table-column table:style-name="Table3.B"/>
        <table:table-row>
          <table:table-cell table:style-name="Table3.A1" office:value-type="string">
            <text:p text:style-name="P6">Applicant Signature:</text:p>
            <text:p text:style-name="P7"/>
            <text:p text:style-name="P6"/>
          </table:table-cell>
          <table:table-cell table:style-name="Table3.B1" office:value-type="string">
            <text:p text:style-name="P6">Date:</text:p>
          </table:table-cell>
        </table:table-row>
      </table:table>
      <text:p text:style-name="P8"/>
      <text:p text:style-name="P19">(This section to be completed by a Kwartzlab board member)</text:p>
      <table:table table:name="Table1" table:style-name="Table1">
        <table:table-column table:style-name="Table1.A"/>
        <table:table-column table:style-name="Table1.B"/>
        <table:table-row>
          <table:table-cell table:style-name="Table1.A1" office:value-type="string">
            <text:p text:style-name="P6">Received By (printed):</text:p>
            <text:p text:style-name="P7"/>
            <text:p text:style-name="P6"/>
          </table:table-cell>
          <table:table-cell table:style-name="Table1.B1" office:value-type="string">
            <text:p text:style-name="P6">Signature:</text:p>
          </table:table-cell>
        </table:table-row>
        <table:table-row>
          <table:table-cell table:style-name="Table1.A2" office:value-type="string">
            <text:p text:style-name="P6">Amount Received (if any):</text:p>
            <text:p text:style-name="P7"/>
            <text:p text:style-name="P6"/>
          </table:table-cell>
          <table:table-cell table:style-name="Table1.B2" office:value-type="string">
            <text:p text:style-name="P6">Method of Payment (e-mail transfer, cheque #, etc)</text:p>
          </table:table-cell>
        </table:table-row>
      </table:table>
      <text:p text:style-name="P35"/>
      <text:p text:style-name="P21"/>
      <text:p text:style-name="P36">Kwartzlab Society Inc. - Membership Application Form (cont.)</text:p>
      <text:h text:style-name="P34" text:outline-level="2">What is Kwartzlab?</text:h>
      <text:p text:style-name="P17">Invention; innovation; cooperation. These are the driving forces behind the creation of hackerspaces, and behind the Kwartzlab Society.</text:p>
      <text:p text:style-name="P25"><text:span text:style-name="T7">K</text:span><text:span text:style-name="T6">wartzlab Society Inc is a not-for-profit corporation registered in the province of Ontario; it is entirely member-driven. Members pay a monthly fee, which goes toward the cost of running the space: rent, utilities, cost of tools and equipment, and other costs that may crop up. </text:span></text:p>
      <text:p text:style-name="P23"/>
      <text:p text:style-name="P14"/>
      <text:p text:style-name="P14">What are the benefits of membership?</text:p>
      <text:p text:style-name="P16">Members are each granted a key, which allows them to gain access to the space, as well as access to the tools and equipment in the space (dangerous tools will require the member to pass a safety test first!). Members are also permitted to bring a guest to the space. The space can be booked by members for approved workshops, demos, or classes. Membership grants the right to vote at member meetings (to approve by-laws, etc.), and the right to run for available positions on the Board of Directors. Members are also automatically subscribed to a very low-volume announcement-only mailing list, where event schedules, meeting dates, and changes to any policies or guidelines will be made known.</text:p>
      <text:p text:style-name="P23"/>
      <text:p text:style-name="P14"/>
      <text:p text:style-name="P14">What do members have to do?</text:p>
      <text:p text:style-name="P16">The rules really aren’t too stringent. Once you’re a paying member, you’re required to keep your contact information up to date. You must follow the hackerspace safety guidelines, as well as any and all by-laws that are adopted. And you must be able to play nicely with the other members. The space is for all members’ use and enjoyment; we’re in this together to learn, to build, and to have fun—not to compete with one another for resources.</text:p>
      <text:p text:style-name="P23"/>
      <text:p text:style-name="P14"/>
      <text:p text:style-name="P14">What does it cost?</text:p>
      <text:p text:style-name="P16">The Kwartzlab Society is a member-driven, not-for-profit organization. A one-time, non-refundable startup fee of $100.00 must be submitted with the member’s application (payment methods explained below); members then pay a monthly fee of $50.00 plus HST ($56.50 total). All this gets injected into the hackerspace in order to pay for tools and equipment, and general operations costs such as rent and utilities.</text:p>
      <text:p text:style-name="P23"/>
      <text:p text:style-name="P14"/>
      <text:p text:style-name="P14">How do I pay my membership fees?</text:p>
      <text:p text:style-name="P16"><text:span text:style-name="T5">Initial Membership &amp; monthly fees are paid to the Treasurer (</text:span><text:span text:style-name="T4">currently Ben Brown</text:span><text:span text:style-name="T5">) using any of the following methods:</text:span></text:p>
      <text:p text:style-name="P24"/>
      <text:list xml:id="list36342886" text:style-name="L2">
        <text:list-item>
          <text:p text:style-name="P39">Post-dated Cheques (made out to Kwartzlab Society Inc)</text:p>
        </text:list-item>
        <text:list-item>
          <text:p text:style-name="P40"><text:span text:style-name="T8">Interac e-mail transfer (to </text:span><text:a xlink:type="simple" xlink:href="mailto:accounts@kwartzlab.ca"><text:span text:style-name="T8">accounts@kwartzlab.ca</text:span></text:a><text:span text:style-name="T8">)</text:span></text:p>
        </text:list-item>
        <text:list-item>
          <text:p text:style-name="P40"><text:span text:style-name="T8">Paypal Subscription (to </text:span><text:a xlink:type="simple" xlink:href="mailto:accounts@kwartzlab.ca"><text:span text:style-name="T8">accounts@kwartzlab.ca</text:span></text:a><text:span text:style-name="T8">)</text:span></text:p>
        </text:list-item>
      </text:list>
      <text:p text:style-name="P18"/>
      <text:p text:style-name="P25"><text:span text:style-name="T8">More information and up-to-date payment methods (including Paypal subscription buttons) are available on our membership payment page: </text:span><text:span text:style-name="T9">http://www.kwartzlab.ca/payment</text:span></text:p>
      <text:p text:style-name="P18"/>
      <text:p text:style-name="P14">What now?</text:p>
      <text:p text:style-name="P18">If you're ready to apply, submit this application to a Kwartzlab board member for consideration. Once it's approved, you'll need to submit your initial membership fee &amp; first monthly payment to the Treasurer and you're ready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999999" style:font-name="Arial" fo:font-size="10pt" fo:font-weight="bold" style:font-size-asian="10pt" style:font-weight-asian="bold" style:font-size-complex="10pt" style:font-weight-complex="bold"/>
    </style:style>
    <style:page-layout style:name="Mpm1">
      <style:page-layout-properties fo:page-width="8.5in" fo:page-height="14in" style:num-format="1" style:print-orientation="portrait" fo:margin-top="0.5in" fo:margin-bottom="0.5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ev 1.4 / June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 Brown</meta:initial-creator>
    <meta:creation-date>2009-08-10T21:59:47</meta:creation-date>
    <dc:date>2010-06-07T16:34:06.99</dc:date>
    <dc:creator>Ben Brown</dc:creator>
    <meta:editing-duration>PT03H13M42S</meta:editing-duration>
    <meta:editing-cycles>25</meta:editing-cycles>
    <meta:generator>OpenOffice.org/3.2$Win32 OpenOffice.org_project/320m12$Build-9483</meta:generator>
    <meta:printed-by>Ben Brown</meta:printed-by>
    <meta:print-date>2009-08-31T18:58:06.40</meta:print-date>
    <meta:document-statistic meta:table-count="5" meta:image-count="0" meta:object-count="0" meta:page-count="2" meta:paragraph-count="48" meta:word-count="806" meta:character-count="5087"/>
  </office:meta>
</office:document-meta>
</file>